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6.2988in" svg:height="3.5429in" svg:x="0.061in" svg:y="0.7406in">
            <draw:object draw:notify-on-update-of-ranges="Лист1.B1:Лист1.D1 Лист1.A2:Лист1.A2 Лист1.B2:Лист1.D2 Лист1.A3:Лист1.A3 Лист1.B3:Лист1.D3 Лист1.A4:Лист1.A4 Лист1.B4:Лист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Длина лабиринта Nx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еративный возврат</text:p>
          </table:table-cell>
          <table:table-cell office:value-type="float" office:value="2.6" calcext:value-type="float">
            <text:p>2.6</text:p>
          </table:table-cell>
          <table:table-cell office:value-type="float" office:value="9.9" calcext:value-type="float">
            <text:p>9.9</text:p>
          </table:table-cell>
          <table:table-cell office:value-type="float" office:value="21.3" calcext:value-type="float">
            <text:p>2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лдоса-Бродера</text:p>
          </table:table-cell>
          <table:table-cell office:value-type="float" office:value="7.8" calcext:value-type="float">
            <text:p>7.8</text:p>
          </table:table-cell>
          <table:table-cell office:value-type="float" office:value="56.2" calcext:value-type="float">
            <text:p>56.2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?</text:p>
          </table:table-cell>
          <table:table-cell table:number-columns-repeated="2"/>
        </table:table-row>
        <table:table-row table:style-name="ro1" table:number-rows-repeated="33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4:58:24.862344089</meta:creation-date>
    <dc:date>2023-03-20T23:59:38.775805493</dc:date>
    <meta:editing-duration>PT2H14M33S</meta:editing-duration>
    <meta:editing-cycles>9</meta:editing-cycles>
    <meta:generator>LibreOffice/7.5.1.2$Linux_X86_64 LibreOffice_project/50$Build-2</meta:generator>
    <meta:document-statistic meta:table-count="1" meta:cell-count="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08cm" svg:y="0.315cm" chart:style-name="ch2">
          <text:p>Зависимость времени работы алгоритмов построения лабиринтов от длины лабиринтов</text:p>
        </chart:title>
        <chart:legend chart:legend-position="bottom" svg:x="3.124cm" svg:y="8.401cm" style:legend-expansion="wide" chart:style-name="ch3"/>
        <chart:plot-area chart:style-name="ch4" table:cell-range-address="Лист1.A1:Лист1.D4" chart:data-source-has-labels="both" svg:x="1.331cm" svg:y="1.778cm" svg:width="14.349cm" svg:height="5.278cm">
          <chart:coordinate-region svg:x="2.138cm" svg:y="1.977cm" svg:width="13.355cm" svg:height="4.432cm"/>
          <chart:axis chart:dimension="x" chart:name="primary-x" chart:style-name="ch5" chartooo:axis-type="auto">
            <chartooo:date-scale/>
            <chart:title svg:x="6.768cm" svg:y="7.236cm" chart:style-name="ch6">
              <text:p>Длина лабиринта NxN</text:p>
            </chart:title>
            <chart:categories table:cell-range-address="Лист1.B1:Лист1.D1"/>
          </chart:axis>
          <chart:axis chart:dimension="y" chart:name="primary-y" chart:style-name="ch5">
            <chart:title svg:x="0.451cm" svg:y="5.202cm" chart:style-name="ch7">
              <text:p>Время, µс</text:p>
            </chart:title>
            <chart:grid chart:style-name="ch8" chart:class="major"/>
          </chart:axis>
          <chart:series chart:style-name="ch9" chart:values-cell-range-address="Лист1.B2:Лист1.D2" chart:label-cell-address="Лист1.A2:Лист1.A2" chart:class="chart:line">
            <chart:data-point chart:repeated="3"/>
          </chart:series>
          <chart:series chart:style-name="ch10" chart:values-cell-range-address="Лист1.B3:Лист1.D3" chart:label-cell-address="Лист1.A3:Лист1.A3" chart:class="chart:line">
            <chart:data-point chart:repeated="3"/>
          </chart:series>
          <chart:series chart:style-name="ch11" chart:values-cell-range-address="Лист1.B4:Лист1.D4" chart:label-cell-address="Лист1.A4:Лист1.A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Лист1.B1:Лист1.D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Итеративный возврат</text:p>
                <draw:g>
                  <svg:desc>Лист1.A2:Лист1.A2</svg:desc>
                </draw:g>
              </table:table-cell>
              <table:table-cell office:value-type="float" office:value="2.6">
                <text:p>2.6</text:p>
                <draw:g>
                  <svg:desc>Лист1.B2:Лист1.D2</svg:desc>
                </draw:g>
              </table:table-cell>
              <table:table-cell office:value-type="float" office:value="9.9">
                <text:p>9.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Олдоса-Бродера</text:p>
                <draw:g>
                  <svg:desc>Лист1.A3:Лист1.A3</svg:desc>
                </draw:g>
              </table:table-cell>
              <table:table-cell office:value-type="float" office:value="7.8">
                <text:p>7.8</text:p>
                <draw:g>
                  <svg:desc>Лист1.B3:Лист1.D3</svg:desc>
                </draw:g>
              </table:table-cell>
              <table:table-cell office:value-type="float" office:value="56.2">
                <text:p>56.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?</text:p>
                <draw:g>
                  <svg:desc>Лист1.A4:Лист1.A4</svg:desc>
                </draw:g>
              </table:table-cell>
              <table:table-cell office:value-type="float" office:value="NaN">
                <text:p>NaN</text:p>
                <draw:g>
                  <svg:desc>Лист1.B4:Лист1.D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